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0pt" officeooo:rsid="001a558f" officeooo:paragraph-rsid="0023637b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0pt" officeooo:paragraph-rsid="0023637b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33775" officeooo:paragraph-rsid="0023377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33775" officeooo:paragraph-rsid="0023637b" style:font-size-asian="10pt" style:font-weight-asian="normal" style:font-size-complex="10pt" style:font-weight-complex="normal"/>
    </style:style>
    <style:style style:name="P5" style:family="paragraph" style:parent-style-name="Standard" style:list-style-name="L10">
      <style:paragraph-properties fo:text-align="start" style:justify-single-word="false"/>
      <style:text-properties style:font-name="Liberation Serif" fo:font-size="10pt" fo:font-weight="normal" officeooo:rsid="0023637b" officeooo:paragraph-rsid="0023637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3637b" officeooo:paragraph-rsid="0023637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9pt" officeooo:paragraph-rsid="0023637b" style:font-size-asian="9pt" style:font-size-complex="9pt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Liberation Serif" fo:font-size="9pt" officeooo:paragraph-rsid="001a558f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9pt" officeooo:rsid="001a558f" officeooo:paragraph-rsid="001a558f" style:font-size-asian="9pt" style:font-size-complex="9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erif" fo:font-size="9pt" officeooo:rsid="001a558f" officeooo:paragraph-rsid="001a558f" style:font-size-asian="9pt" style:font-size-complex="9pt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Liberation Serif" fo:font-size="9pt" officeooo:rsid="001a558f" officeooo:paragraph-rsid="001a558f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9pt" officeooo:rsid="001b06d8" officeooo:paragraph-rsid="001b06d8" style:font-size-asian="9pt" style:font-size-complex="9pt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Liberation Serif" fo:font-size="9pt" officeooo:rsid="001b06d8" officeooo:paragraph-rsid="001b06d8" style:font-size-asian="9pt" style:font-size-complex="9pt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Liberation Serif" fo:font-size="9pt" officeooo:rsid="001c2b38" officeooo:paragraph-rsid="001c2b38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9pt" officeooo:rsid="001c2b38" officeooo:paragraph-rsid="001c2b38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1c2b38" officeooo:paragraph-rsid="001c2b38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1c890a" officeooo:paragraph-rsid="001c890a" style:font-size-asian="9pt" style:font-weight-asian="normal" style:font-size-complex="9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Liberation Serif" fo:font-size="9pt" fo:font-weight="normal" officeooo:rsid="001c890a" officeooo:paragraph-rsid="001c890a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1f3f20" officeooo:paragraph-rsid="001f3f20" style:font-size-asian="9pt" style:font-weight-asian="normal" style:font-size-complex="9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Liberation Serif" fo:font-size="9pt" fo:font-weight="normal" officeooo:rsid="001f3f20" officeooo:paragraph-rsid="001f3f20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1f3f20" officeooo:paragraph-rsid="00210289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210289" officeooo:paragraph-rsid="00210289" style:font-size-asian="9pt" style:font-weight-asian="normal" style:font-size-complex="9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Liberation Serif" fo:font-size="9pt" fo:font-weight="normal" officeooo:rsid="0022b041" officeooo:paragraph-rsid="0022b041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233775" officeooo:paragraph-rsid="00233775" style:font-size-asian="9pt" style:font-weight-asian="normal" style:font-size-complex="9pt" style:font-weight-complex="normal"/>
    </style:style>
    <style:style style:name="T1" style:family="text">
      <style:text-properties officeooo:rsid="001a558f"/>
    </style:style>
    <style:style style:name="T2" style:family="text">
      <style:text-properties officeooo:rsid="001b06d8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1c890a"/>
    </style:style>
    <style:style style:name="T5" style:family="text">
      <style:text-properties officeooo:rsid="001c890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210289" style:font-size-asian="10pt" style:font-size-complex="10pt"/>
    </style:style>
    <style:style style:name="T8" style:family="text">
      <style:text-properties officeooo:rsid="00210289"/>
    </style:style>
    <style:style style:name="T9" style:family="text">
      <style:text-properties officeooo:rsid="0022b041"/>
    </style:style>
    <style:style style:name="T10" style:family="text">
      <style:text-properties officeooo:rsid="0023637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list xml:id="list3739322487" text:style-name="L3">
        <text:list-item>
          <text:p text:style-name="P8"><text:span text:style-name="T1">Exercice 1,1</text:span></text:p>
        </text:list-item>
      </text:list>
      <text:p text:style-name="P9">A = 3</text:p>
      <text:p text:style-name="P9">B = 4</text:p>
      <text:p text:style-name="P9"/>
      <text:list xml:id="list1074899330" text:style-name="L2">
        <text:list-item>
          <text:p text:style-name="P10">Exercice 1,2</text:p>
        </text:list-item>
      </text:list>
      <text:p text:style-name="P9">A = 2</text:p>
      <text:p text:style-name="P9">B = 1</text:p>
      <text:p text:style-name="P9">C = 3</text:p>
      <text:p text:style-name="P9"/>
      <text:list xml:id="list79062696" text:style-name="L4">
        <text:list-item>
          <text:p text:style-name="P11">Exercice <text:span text:style-name="T2">1,3</text:span></text:p>
        </text:list-item>
      </text:list>
      <text:p text:style-name="P12">A = 6</text:p>
      <text:p text:style-name="P12">B = 2</text:p>
      <text:p text:style-name="P12"/>
      <text:list xml:id="list520382474" text:style-name="L5">
        <text:list-item>
          <text:p text:style-name="P13">Exercice 1,4</text:p>
        </text:list-item>
      </text:list>
      <text:p text:style-name="P12">A = 13</text:p>
      <text:p text:style-name="P12">B = 13</text:p>
      <text:p text:style-name="P12">C = 13</text:p>
      <text:p text:style-name="P12"/>
      <text:list xml:id="list1376261965" text:style-name="L6">
        <text:list-item>
          <text:p text:style-name="P14">Exercice 1,5</text:p>
        </text:list-item>
      </text:list>
      <text:p text:style-name="P15">A = 2</text:p>
      <text:p text:style-name="P15">B = 2</text:p>
      <text:p text:style-name="P15"/>
      <text:p text:style-name="P16"><text:span text:style-name="T9">L</text:span>es deux dernières instructions permettent-elles d’échanger les deux valeurs de B et A ?</text:p>
      <text:p text:style-name="P17"/>
      <text:p text:style-name="P17">Non</text:p>
      <text:p text:style-name="P16"/>
      <text:p text:style-name="P16"/>
      <text:p text:style-name="P16"><text:bookmark text:name="page21R_mcid21"/>S<text:span text:style-name="T5">i </text:span>l’on inverse les deux dernières instructions, cela change-t-il quelque chose ?</text:p>
      <text:p text:style-name="P16"/>
      <text:p text:style-name="P17">A = 5</text:p>
      <text:p text:style-name="P17">B = 5</text:p>
      <text:p text:style-name="P17"/>
      <text:list xml:id="list2477532416" text:style-name="L7">
        <text:list-item>
          <text:p text:style-name="P18">Exercice 1,6</text:p>
        </text:list-item>
      </text:list>
      <text:p text:style-name="P19">Variables A, B en entier</text:p>
      <text:p text:style-name="P19">Début</text:p>
      <text:p text:style-name="P19">A ← 7</text:p>
      <text:p text:style-name="P19">B ← 4</text:p>
      <text:p text:style-name="P19">A ← B</text:p>
      <text:p text:style-name="P19">B ← A</text:p>
      <text:p text:style-name="P19">Fin</text:p>
      <text:p text:style-name="P19"/>
      <text:list xml:id="list2865955323" text:style-name="L8">
        <text:list-item>
          <text:p text:style-name="P20">Exercice 1,7</text:p>
        </text:list-item>
      </text:list>
      <text:p text:style-name="P21">Variables A, B, <text:span text:style-name="T8">C</text:span> en entier</text:p>
      <text:p text:style-name="P21">Début</text:p>
      <text:p text:style-name="P21">A ← <text:span text:style-name="T8">3</text:span></text:p>
      <text:p text:style-name="P21">B ← <text:span text:style-name="T8">5</text:span></text:p>
      <text:p text:style-name="P22"><text:span text:style-name="T8">C ← </text:span>6</text:p>
      <text:p text:style-name="P21"><text:span text:style-name="T8">B</text:span> ← <text:span text:style-name="T8">A</text:span></text:p>
      <text:p text:style-name="P21"><text:span text:style-name="T8">C</text:span> ← <text:span text:style-name="T8">B</text:span></text:p>
      <text:p text:style-name="P22"><text:span text:style-name="T8">A ← </text:span>C</text:p>
      <text:p text:style-name="P21">Fin</text:p>
      <text:p text:style-name="P21"/>
      <text:list xml:id="list2354720768" text:style-name="L9">
        <text:list-item>
          <text:p text:style-name="P23">Exercice 1,8</text:p>
        </text:list-item>
      </text:list>
      <text:p text:style-name="P24">A = 423</text:p>
      <text:p text:style-name="P24">B = 12</text:p>
      <text:p text:style-name="P24">C = 423<text:span text:style-name="T10">12</text:span></text:p>
      <text:p text:style-name="P3"/>
      <text:list xml:id="list2650736799" text:style-name="L10">
        <text:list-item>
          <text:p text:style-name="P5">Exercice 1,9</text:p>
        </text:list-item>
      </text:list>
      <text:p text:style-name="P4">A = 423</text:p>
      <text:p text:style-name="P4">B = 12</text:p>
      <text:p text:style-name="P4">C = 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10pt" officeooo:rsid="001a558f" officeooo:paragraph-rsid="0023637b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style:font-name="Liberation Serif" fo:font-size="10pt" officeooo:paragraph-rsid="0023637b" style:font-size-asian="10pt" style:font-size-complex="10pt"/>
    </style:style>
    <style:style style:name="MT1" style:family="text">
      <style:text-properties officeooo:rsid="001a55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rtie 1- Les variables</text:p>
        <text:p text:style-name="MP2"><text:span text:style-name="MT1">Énoncé des Exercic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9:49:56.359532025</meta:creation-date>
    <dc:date>2023-07-10T15:56:17.412649016</dc:date>
    <meta:editing-duration>PT1M4S</meta:editing-duration>
    <meta:editing-cycles>1</meta:editing-cycles>
    <meta:document-statistic meta:table-count="0" meta:image-count="0" meta:object-count="0" meta:page-count="1" meta:paragraph-count="50" meta:word-count="166" meta:character-count="562" meta:non-whitespace-character-count="455"/>
    <meta:generator>LibreOffice/7.3.7.2$Linux_X86_64 LibreOffice_project/30$Build-2</meta:generator>
  </office:meta>
</office:document-meta>
</file>